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fo:color="#000000" style:font-name="lucidatypewriter" fo:font-size="10pt" style:font-size-asian="10pt"/>
    </style:style>
    <style:style style:name="T2" style:family="text">
      <style:text-properties fo:color="#228b22" style:font-name="lucidatypewriter" fo:font-size="10pt" style:font-size-asian="10pt"/>
    </style:style>
    <style:style style:name="T3" style:family="text">
      <style:text-properties fo:color="#a020f0" style:font-name="lucidatypewriter" fo:font-size="10pt" style:font-size-asian="10pt"/>
    </style:style>
    <style:style style:name="T4" style:family="text">
      <style:text-properties fo:color="#0000ff" style:font-name="lucidatypewriter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<text:s/></text:span></text:p>
      <text:p text:style-name="Standard"><text:span text:style-name="T1">clc</text:span></text:p>
      <text:p text:style-name="Standard"><text:span text:style-name="T2">clear all</text:span></text:p>
      <text:p text:style-name="Standard"><text:span text:style-name="T1">close </text:span><text:span text:style-name="T3">all</text:span></text:p>
      <text:p text:style-name="Standard"><text:span text:style-name="T3"><text:s/></text:span></text:p>
      <text:p text:style-name="Standard"><text:span text:style-name="T1">x = linspace(0,4*pi,100);</text:span></text:p>
      <text:p text:style-name="Standard"><text:span text:style-name="T1">x = x';</text:span></text:p>
      <text:p text:style-name="Standard"><text:span text:style-name="T1">y = sin(x)+0.05*randn(size(x));</text:span></text:p>
      <text:p text:style-name="Standard"><text:span text:style-name="T1"><text:s/></text:span></text:p>
      <text:p text:style-name="Standard"><text:span text:style-name="T1">x = [x, ones(length(x),1)];</text:span></text:p>
      <text:p text:style-name="Standard"><text:span text:style-name="T1"><text:s/></text:span></text:p>
      <text:p text:style-name="Standard"><text:span text:style-name="T1">m = 5;</text:span></text:p>
      <text:p text:style-name="Standard"><text:span text:style-name="T1"><text:s/></text:span></text:p>
      <text:p text:style-name="Standard"><text:span text:style-name="T1">[l,b] = size(x);</text:span></text:p>
      <text:p text:style-name="Standard"><text:span text:style-name="T1">[n,a] = size(y);</text:span></text:p>
      <text:p text:style-name="Standard"><text:span text:style-name="T1"><text:s/></text:span></text:p>
      <text:p text:style-name="Standard"><text:span text:style-name="T1">W1 = rand(m,b); </text:span></text:p>
      <text:p text:style-name="Standard"><text:span text:style-name="T1">W2 = rand(m,a);</text:span></text:p>
      <text:p text:style-name="Standard"><text:span text:style-name="T1"><text:s/></text:span></text:p>
      <text:p text:style-name="Standard"><text:span text:style-name="T1">New_Error <text:s/>= <text:s/>Inf;</text:span></text:p>
      <text:p text:style-name="Standard"><text:span text:style-name="T1">buffer = 0;</text:span></text:p>
      <text:p text:style-name="Standard"><text:span text:style-name="T1">count = 1;</text:span></text:p>
      <text:p text:style-name="Standard"><text:span text:style-name="T1"><text:s/></text:span></text:p>
      <text:p text:style-name="Standard"><text:span text:style-name="T4">while</text:span><text:span text:style-name="T1"> New_Error&gt;0.1</text:span></text:p>
      <text:p text:style-name="Standard"><text:span text:style-name="T1"><text:s text:c="4"/></text:span></text:p>
      <text:p text:style-name="Standard"><text:span text:style-name="T1"><text:s text:c="4"/>a = x*W1';</text:span></text:p>
      <text:p text:style-name="Standard"><text:span text:style-name="T1"><text:s text:c="4"/>z = 1./(1+exp(-a));</text:span></text:p>
      <text:p text:style-name="Standard"><text:span text:style-name="T1"><text:s text:c="4"/>yhat = z*W2;</text:span></text:p>
      <text:p text:style-name="Standard"><text:span text:style-name="T1"><text:s/></text:span></text:p>
      <text:p text:style-name="Standard"><text:span text:style-name="T1"><text:s text:c="4"/>delta21 = yhat-y;</text:span></text:p>
      <text:p text:style-name="Standard"><text:span text:style-name="T1"><text:s text:c="4"/></text:span><text:span text:style-name="T4">for</text:span><text:span text:style-name="T1"> i=1:m</text:span></text:p>
      <text:p text:style-name="Standard"><text:span text:style-name="T1"><text:s text:c="8"/>delta1(:,i)=exp(-a(:,i))./((1+exp(-a(:,i))).^2).*delta21(:,1).*W2(i,1);</text:span></text:p>
      <text:p text:style-name="Standard"><text:span text:style-name="T1"><text:s text:c="4"/></text:span><text:span text:style-name="T4">end</text:span></text:p>
      <text:p text:style-name="Standard"><text:span text:style-name="T2">% <text:s text:c="4"/>delta1 = exp(-a)./((1+exp(-a)).^2).*delta21.*W2;</text:span></text:p>
      <text:p text:style-name="Standard"><text:span text:style-name="T1"><text:s text:c="4"/></text:span></text:p>
      <text:p text:style-name="Standard"><text:span text:style-name="T1"><text:s text:c="4"/>dEndw2 = delta21.*z;</text:span></text:p>
      <text:p text:style-name="Standard"><text:span text:style-name="T1"><text:s text:c="4"/>dEndw11 = delta1.*x(:,1);</text:span></text:p>
      <text:p text:style-name="Standard"><text:span text:style-name="T1"><text:s text:c="4"/>dEndw12 = delta1.*x(:,2);</text:span></text:p>
      <text:p text:style-name="Standard"><text:span text:style-name="T1"><text:s/></text:span></text:p>
      <text:p text:style-name="Standard"><text:span text:style-name="T1"><text:s text:c="4"/>grad1 = [sum(dEndw11); sum(dEndw12)]';</text:span></text:p>
      <text:p text:style-name="Standard"><text:span text:style-name="T1"><text:s text:c="4"/>grad2 = sum(dEndw2)';</text:span></text:p>
      <text:p text:style-name="Standard"><text:span text:style-name="T1"><text:s/></text:span></text:p>
      <text:p text:style-name="Standard"><text:span text:style-name="T1"><text:s text:c="4"/>eta = 0.005;</text:span></text:p>
      <text:p text:style-name="Standard"><text:span text:style-name="T1"><text:s text:c="4"/>W1 = W1-eta*grad1; W1a(count,:,:) = W1;</text:span></text:p>
      <text:p text:style-name="Standard"><text:span text:style-name="T1"><text:s text:c="4"/>W2 = W2-eta*grad2; W2a(count,:,:) = W2;</text:span></text:p>
      <text:p text:style-name="Standard"><text:span text:style-name="T1"><text:s/></text:span></text:p>
      <text:p text:style-name="Standard"><text:span text:style-name="T1"><text:s text:c="4"/>count = count + 1;</text:span></text:p>
      <text:p text:style-name="Standard"><text:span text:style-name="T2">% <text:s text:c="4"/>New_Error = sum(sqrt((sum(y-yhat).^2)/length(y)))/2</text:span></text:p>
      <text:p text:style-name="Standard"><text:span text:style-name="T1"><text:s text:c="4"/>New_Error = rms(yhat-y)</text:span></text:p>
      <text:p text:style-name="Standard"><text:span text:style-name="T1"><text:s text:c="4"/>id = mod(count, 20);</text:span></text:p>
      <text:p text:style-name="Standard"><text:span text:style-name="T1"><text:s text:c="4"/></text:span><text:span text:style-name="T4">if</text:span><text:span text:style-name="T1"> id == 0</text:span></text:p>
      <text:p text:style-name="Standard"><text:span text:style-name="T1"><text:s text:c="8"/></text:span><text:span text:style-name="T4">if</text:span><text:span text:style-name="T1"> std(buffer) &lt; 0.00001</text:span></text:p>
      <text:p text:style-name="Standard"><text:span text:style-name="T1"><text:s text:c="12"/></text:span><text:span text:style-name="T4">break</text:span></text:p>
      <text:p text:style-name="Standard"><text:span text:style-name="T1"><text:s text:c="8"/></text:span><text:span text:style-name="T4">end</text:span></text:p>
      <text:p text:style-name="Standard"><text:span text:style-name="T1"><text:s text:c="4"/></text:span><text:span text:style-name="T4">else</text:span></text:p>
      <text:p text:style-name="Standard"><text:span text:style-name="T1"><text:s text:c="8"/>buffer(id) = New_Error;</text:span></text:p>
      <text:p text:style-name="Standard"><text:span text:style-name="T1"><text:s text:c="4"/></text:span><text:span text:style-name="T4">end</text:span></text:p>
      <text:p text:style-name="Standard"><text:span text:style-name="T4">end</text:span></text:p>
      <text:p text:style-name="Standard"><text:soft-page-break/><text:span text:style-name="T2">%%</text:span></text:p>
      <text:p text:style-name="Standard"><text:span text:style-name="T1">close </text:span><text:span text:style-name="T3">all</text:span></text:p>
      <text:p text:style-name="Standard"><text:span text:style-name="T2">% W1plot(:,:) = W1a(:,:,1);</text:span></text:p>
      <text:p text:style-name="Standard"><text:span text:style-name="T2">% subplot(211); plot(W1plot,'LineWidth',2); xlim([0 count]);</text:span></text:p>
      <text:p text:style-name="Standard"><text:span text:style-name="T2">% subplot(212); plot(W2a,'LineWidth',2); <text:s text:c="3"/>xlim([0 count]);</text:span></text:p>
      <text:p text:style-name="Standard"><text:span text:style-name="T2"><text:s/></text:span></text:p>
      <text:p text:style-name="Standard"><text:span text:style-name="T1">figure</text:span></text:p>
      <text:p text:style-name="Standard"><text:span text:style-name="T1">plot(x(:,1),y,x(:,1),yhat,</text:span><text:span text:style-name="T3">'LineWidth'</text:span><text:span text:style-name="T1">,2); xlim([x(1,1) x(end,1)]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7:29:06.663082317</meta:creation-date>
    <dc:date>2018-04-04T17:30:25.390836071</dc:date>
    <meta:editing-duration>PT1M23S</meta:editing-duration>
    <meta:editing-cycles>1</meta:editing-cycles>
    <meta:document-statistic meta:table-count="0" meta:image-count="0" meta:object-count="0" meta:page-count="2" meta:paragraph-count="66" meta:word-count="148" meta:character-count="1220" meta:non-whitespace-character-count="964"/>
    <meta:generator>LibreOffice/5.1.6.2$Linux_X86_64 LibreOffice_project/10m0$Build-2</meta:generator>
  </office:meta>
</office:document-meta>
</file>